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  <style:font-face style:name="Wingdings" svg:font-family="Wingdings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none"/>
    </style:style>
    <style:style style:name="Tabelle1.A2" style:family="table-cell">
      <style:table-cell-properties fo:padding="0.097cm" fo:border-left="none" fo:border-right="none" fo:border-top="0.5pt solid #000000" fo:border-bottom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none"/>
    </style:style>
    <style:style style:name="Tabelle2.B1" style:family="table-cell">
      <style:table-cell-properties style:vertical-align="bottom"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3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Verdana" officeooo:rsid="001996b4" officeooo:paragraph-rsid="001996b4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weight="bold" officeooo:rsid="001996b4" officeooo:paragraph-rsid="001996b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weight="bold" officeooo:rsid="001bd32d" officeooo:paragraph-rsid="001bd32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weight="bold" officeooo:rsid="001bd32d" officeooo:paragraph-rsid="001bd32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weight="bold" style:font-weight-asian="bold" style:font-weight-complex="bold"/>
    </style:style>
    <style:style style:name="P6" style:family="paragraph" style:parent-style-name="Table_20_Contents">
      <style:text-properties style:font-name="Verdana" officeooo:rsid="0019ee11" officeooo:paragraph-rsid="0019ee11"/>
    </style:style>
    <style:style style:name="P7" style:family="paragraph" style:parent-style-name="Standard">
      <style:text-properties style:font-name="Verdana" officeooo:rsid="0019ee11" officeooo:paragraph-rsid="0019ee11"/>
    </style:style>
    <style:style style:name="P8" style:family="paragraph" style:parent-style-name="Table_20_Contents">
      <style:paragraph-properties fo:text-align="end" style:justify-single-word="false"/>
      <style:text-properties style:font-name="Verdana" officeooo:rsid="0019ee11" officeooo:paragraph-rsid="0019ee11"/>
    </style:style>
    <style:style style:name="P9" style:family="paragraph" style:parent-style-name="Table_20_Contents">
      <style:paragraph-properties fo:text-align="start" style:justify-single-word="false"/>
      <style:text-properties style:font-name="Verdana" officeooo:rsid="0019ee11" officeooo:paragraph-rsid="0019ee11"/>
    </style:style>
    <style:style style:name="P10" style:family="paragraph" style:parent-style-name="Table_20_Contents">
      <style:text-properties style:font-name="Verdana" fo:font-size="8pt" style:text-underline-style="solid" style:text-underline-width="auto" style:text-underline-color="font-color" officeooo:rsid="0019ee11" officeooo:paragraph-rsid="0019ee11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Verdana" officeooo:rsid="001bd32d" officeooo:paragraph-rsid="001bd32d"/>
    </style:style>
    <style:style style:name="P12" style:family="paragraph" style:parent-style-name="Table_20_Contents">
      <style:paragraph-properties fo:text-align="end" style:justify-single-word="false"/>
      <style:text-properties style:font-name="Verdana" officeooo:rsid="001bd32d" officeooo:paragraph-rsid="001bd32d"/>
    </style:style>
    <style:style style:name="P13" style:family="paragraph" style:parent-style-name="Table_20_Contents">
      <style:paragraph-properties fo:text-align="center" style:justify-single-word="false"/>
      <style:text-properties style:font-name="Verdana" officeooo:rsid="001bd32d" officeooo:paragraph-rsid="001bd32d"/>
    </style:style>
    <style:style style:name="P14" style:family="paragraph" style:parent-style-name="Standard">
      <style:text-properties style:font-name="Verdana"/>
    </style:style>
    <style:style style:name="P15" style:family="paragraph" style:parent-style-name="Standard">
      <style:text-properties style:font-name="Verdana" fo:font-size="14pt" fo:font-weight="bold" officeooo:rsid="0019ee11" officeooo:paragraph-rsid="0019ee11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officeooo:rsid="001996b4" officeooo:paragraph-rsid="001996b4" style:font-name-asian="Wingdings" style:font-name-complex="Wingdings"/>
    </style:style>
    <style:style style:name="P17" style:family="paragraph" style:parent-style-name="Table_20_Contents">
      <style:paragraph-properties fo:text-align="start" style:justify-single-word="false"/>
      <style:text-properties style:font-name="Verdana" officeooo:rsid="0019ee11" officeooo:paragraph-rsid="0019ee11" style:font-name-asian="Wingdings" style:font-name-complex="Wingdings"/>
    </style:style>
    <style:style style:name="P18" style:family="paragraph" style:parent-style-name="Table_20_Contents">
      <style:paragraph-properties fo:text-align="start" style:justify-single-word="false"/>
      <style:text-properties style:font-name="Verdana" officeooo:rsid="001bd32d" officeooo:paragraph-rsid="001bd32d" style:font-name-asian="Wingdings" style:font-name-complex="Wingdings"/>
    </style:style>
    <style:style style:name="T1" style:family="text">
      <style:text-properties style:font-name="Wingdings" style:font-name-asian="Wingdings" style:font-name-complex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row table:style-name="TableLine1320823574384">
          <table:table-cell table:style-name="Tabelle1.A1" office:value-type="string">
            <text:p text:style-name="P2">Malermeister Alfred Weiß</text:p>
          </table:table-cell>
        </table:table-row>
        <table:table-row table:style-name="TableLine1320823578416">
          <table:table-cell table:style-name="Tabelle1.A2" office:value-type="string">
            <text:p text:style-name="P1"><text:span text:style-name="T1"></text:span> Färbergasse 29, 50678 Köln</text:p>
            <text:p text:style-name="P1"><text:s text:c="3"/><text:span text:style-name="T1"></text:span> 0221-2981 9219 <text:s text:c="3"/><text:span text:style-name="T1"></text:span> info@malermeister.de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able:table table:name="Tabelle2" table:style-name="Tabelle2">
        <table:table-column table:style-name="Tabelle2.A"/>
        <table:table-column table:style-name="Tabelle2.B"/>
        <table:table-row table:style-name="TableLine1320823587632">
          <table:table-cell table:style-name="Tabelle2.A1" office:value-type="string">
            <text:p text:style-name="P10">A. Weiß, Färbergasse 29, 50678 Köln</text:p>
            <text:p text:style-name="P6"/>
            <text:p text:style-name="P6">Herrn</text:p>
            <text:p text:style-name="P6">Alfred Jodokus Quack</text:p>
            <text:p text:style-name="P6">Neubaugasse 2</text:p>
            <text:p text:style-name="P6">51201 Köln</text:p>
          </table:table-cell>
          <table:table-cell table:style-name="Tabelle2.B1" office:value-type="string">
            <text:p text:style-name="P8">Köln, 01.10.2019 </text:p>
          </table:table-cell>
        </table:table-row>
      </table:table>
      <text:p text:style-name="P14"/>
      <text:p text:style-name="P14"/>
      <text:p text:style-name="P14"/>
      <text:p text:style-name="P14"/>
      <text:p text:style-name="P15">Rechnung Nr. AW129-2019</text:p>
      <text:p text:style-name="P7"/>
      <text:p text:style-name="P7"/>
      <text:p text:style-name="P7">Sehr geehrter Herr Quack,</text:p>
      <text:p text:style-name="P16"/>
      <text:p text:style-name="P17">für die von uns ausgeführten Malerarbeiten vom 01.08. bis 15.08.2019 stellen wir Ihnen folgende Leistungen in Rechnung.</text:p>
      <text:p text:style-name="P17"/>
      <text:p text:style-name="P17">Bitte überweisen Sie den Betrag innerhalb von 14 Tagen auf das unten angegebene Konto.</text:p>
      <text:p text:style-name="P17"/>
      <table:table table:name="Tabelle3" table:style-name="Tabelle3">
        <table:table-column table:style-name="Tabelle3.A" table:number-columns-repeated="3"/>
        <table:table-row table:style-name="TableLine1320823577264">
          <table:table-cell table:style-name="Tabelle3.A1" office:value-type="string">
            <text:p text:style-name="P9">Farbe / Arbeitsmaterial</text:p>
          </table:table-cell>
          <table:table-cell table:style-name="Tabelle3.A1" office:value-type="string">
            <text:p text:style-name="P8">150 L Premiumweiß</text:p>
            <text:p text:style-name="P8">Abdeckfolie</text:p>
          </table:table-cell>
          <table:table-cell table:style-name="Tabelle3.C1" office:value-type="string">
            <text:p text:style-name="P8">190,00 €</text:p>
            <text:p text:style-name="P8">12,00 €</text:p>
          </table:table-cell>
        </table:table-row>
        <table:table-row table:style-name="TableLine1320823576400">
          <table:table-cell table:style-name="Tabelle3.A2" office:value-type="string">
            <text:p text:style-name="P11">Arbeitsstunden</text:p>
          </table:table-cell>
          <table:table-cell table:style-name="Tabelle3.A2" office:value-type="string">
            <text:p text:style-name="P12">25 Std. á 50,00 €</text:p>
          </table:table-cell>
          <table:table-cell table:style-name="Tabelle3.C2" office:value-type="string">
            <text:p text:style-name="P12">1.250,00 €</text:p>
          </table:table-cell>
        </table:table-row>
        <table:table-row table:style-name="TableLine1320823588784">
          <table:table-cell table:style-name="Tabelle3.A3" office:value-type="string">
            <text:p text:style-name="P3">Summe</text:p>
          </table:table-cell>
          <table:table-cell table:style-name="Tabelle3.A3" office:value-type="string">
            <text:p text:style-name="P5"/>
          </table:table-cell>
          <table:table-cell table:style-name="Tabelle3.C3" office:value-type="string">
            <text:p text:style-name="P4">1.452,00 €</text:p>
          </table:table-cell>
        </table:table-row>
      </table:table>
      <text:p text:style-name="P17"/>
      <text:p text:style-name="P17"/>
      <text:p text:style-name="P18">Mit freundlichen Grüßen,</text:p>
      <text:p text:style-name="P18"/>
      <text:p text:style-name="P18">Alfred Weiß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elle4" table:style-name="Tabelle4">
        <table:table-column table:style-name="Tabelle4.A"/>
        <table:table-row table:style-name="TableLine1320823574960">
          <table:table-cell table:style-name="Tabelle4.A1" office:value-type="string">
            <text:p text:style-name="P13">Bankverbindung: Kölner Bank, IBAN DE11 1234 4321 1234 4321 12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8T19:31:47.378000000</meta:creation-date>
    <dc:date>2024-01-13T12:22:39.948000000</dc:date>
    <meta:editing-duration>PT1M41S</meta:editing-duration>
    <meta:editing-cycles>2</meta:editing-cycles>
    <meta:generator>LibreOffice/7.3.3.2$Windows_X86_64 LibreOffice_project/d1d0ea68f081ee2800a922cac8f79445e4603348</meta:generator>
    <meta:document-statistic meta:table-count="4" meta:image-count="0" meta:object-count="0" meta:page-count="2" meta:paragraph-count="26" meta:word-count="104" meta:character-count="668" meta:non-whitespace-character-count="583"/>
  </office:meta>
</office:document-meta>
</file>